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6.94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33mm"/>
    </style:style>
    <style:style style:name="co6" style:family="table-column">
      <style:table-column-properties fo:break-before="auto" style:column-width="73.75mm"/>
    </style:style>
    <style:style style:name="co7" style:family="table-column">
      <style:table-column-properties fo:break-before="auto" style:column-width="32.9mm"/>
    </style:style>
    <style:style style:name="co8" style:family="table-column">
      <style:table-column-properties fo:break-before="auto" style:column-width="72.62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29.03mm"/>
    </style:style>
    <style:style style:name="co12" style:family="table-column">
      <style:table-column-properties fo:break-before="auto" style:column-width="33.36mm"/>
    </style:style>
    <style:style style:name="co13" style:family="table-column">
      <style:table-column-properties fo:break-before="auto" style:column-width="33.13mm"/>
    </style:style>
    <style:style style:name="co14" style:family="table-column">
      <style:table-column-properties fo:break-before="auto" style:column-width="30.62mm"/>
    </style:style>
    <style:style style:name="co15" style:family="table-column">
      <style:table-column-properties fo:break-before="auto" style:column-width="27.45mm"/>
    </style:style>
    <style:style style:name="co16" style:family="table-column">
      <style:table-column-properties fo:break-before="auto" style:column-width="71.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6.25mm"/>
    </style:style>
    <style:style style:name="co19" style:family="table-column">
      <style:table-column-properties fo:break-before="auto" style:column-width="71.4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7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5" style:family="table-cell" style:parent-style-name="Default" style:data-style-name="N0">
      <style:table-cell-properties style:diagonal-bl-tr="none" style:diagonal-tl-br="none" fo:wrap-option="wrap" fo:border="none"/>
    </style:style>
    <style:style style:name="ce19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diagonal-bl-tr="none" style:diagonal-tl-br="none" fo:wrap-option="wrap" fo:border="none"/>
    </style:style>
    <style:style style:name="ce10" style:family="table-cell" style:parent-style-name="Default" style:data-style-name="N0">
      <style:table-cell-properties style:diagonal-bl-tr="none" style:diagonal-tl-br="none" fo:wrap-option="wrap" fo:border="none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11" style:family="table-cell" style:parent-style-name="Default" style:data-style-name="N0">
      <style:table-cell-properties style:diagonal-bl-tr="none" style:diagonal-tl-br="none" fo:wrap-option="wrap" fo:border="none"/>
      <style:text-properties style:font-name="Arial" style:font-name-asian="Droid Sans Fallback" style:font-name-complex="Lohit Hindi"/>
    </style:style>
    <style:style style:name="ce21" style:family="table-cell" style:parent-style-name="Default" style:data-style-name="N11">
      <style:table-cell-properties style:diagonal-bl-tr="none" style:diagonal-tl-br="none" fo:wrap-option="wrap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écapitulatif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006" table:default-cell-style-name="ce5"/>
        <table:table-row table:style-name="ro1">
          <table:table-cell table:style-name="ce1" table:number-columns-repeated="6"/>
          <table:table-cell table:style-name="ce7"/>
          <table:table-cell table:style-name="ce1" table:number-columns-repeated="11"/>
          <table:table-cell table:number-columns-repeated="1006"/>
        </table:table-row>
        <table:table-row table:style-name="ro2">
          <table:table-cell table:style-name="ce16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1" table:number-columns-repeated="5"/>
          <table:table-cell table:style-name="ce7"/>
          <table:table-cell table:style-name="ce1" table:number-columns-repeated="11"/>
          <table:table-cell table:number-columns-repeated="1006"/>
        </table:table-row>
        <table:table-row table:style-name="ro1">
          <table:table-cell table:style-name="ce1" table:number-columns-repeated="6"/>
          <table:table-cell table:style-name="ce7"/>
          <table:table-cell table:style-name="ce1" table:number-columns-repeated="11"/>
          <table:table-cell table:number-columns-repeated="1006"/>
        </table:table-row>
        <table:table-row table:style-name="ro1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Présent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string" calcext:value-type="string">
            <text:p>Excusé</text:p>
          </table:table-cell>
          <table:table-cell table:style-name="ce3" office:value-type="string" calcext:value-type="string">
            <text:p>nb séances</text:p>
          </table:table-cell>
          <table:table-cell table:style-name="ce8" office:value-type="string" calcext:value-type="string">
            <text:p>% présences</text:p>
          </table:table-cell>
          <table:table-cell table:style-name="ce1" table:number-columns-repeated="11"/>
          <table:table-cell table:number-columns-repeated="1006"/>
        </table:table-row>
        <table:table-row table:style-name="ro3">
          <table:table-cell table:style-name="ce18" table:formula="of:=&quot;person['name']&quot;" office:value-type="string" office:string-value="person['name']" calcext:value-type="string">
            <office:annotation draw:style-name="gr1" draw:text-style-name="P2" svg:width="28.99mm" svg:height="25.77mm" svg:x="66.83mm" svg:y="22.09mm" draw:caption-point-x="0mm" draw:caption-point-y="0mm">
              <dc:date>2019-04-10T00:00:00</dc:date>
              <text:p text:style-name="P1"><text:span text:style-name="T1">do row for </text:span><text:span text:style-name="T1">person in </text:span><text:span text:style-name="T1">view.get_meetin</text:span><text:span text:style-name="T1">g_assembly_stat</text:span><text:span text:style-name="T1">s(brains)</text:span></text:p>
            </office:annotation>
            <text:p>person['name']</text:p>
          </table:table-cell>
          <table:table-cell table:style-name="ce19" table:formula="of:=&quot;person['function']&quot;" office:value-type="string" office:string-value="person['function']" calcext:value-type="string">
            <text:p>person['function']</text:p>
          </table:table-cell>
          <table:table-cell table:style-name="ce19" table:formula="of:=&quot;person['present']&quot;" office:value-type="string" office:string-value="person['present']" calcext:value-type="string">
            <text:p>person['present']</text:p>
          </table:table-cell>
          <table:table-cell table:style-name="ce18" table:formula="of:=&quot;person['absent']&quot;" office:value-type="string" office:string-value="person['absent']" calcext:value-type="string">
            <text:p>person['absent']</text:p>
          </table:table-cell>
          <table:table-cell table:style-name="ce18" table:formula="of:=&quot;person['excused']&quot;" office:value-type="string" office:string-value="person['excused']" calcext:value-type="string">
            <text:p>person['excused']</text:p>
          </table:table-cell>
          <table:table-cell table:style-name="ce18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18" table:formula="of:=&quot;person['proportion']&quot;" office:value-type="string" office:string-value="person['proportion']" calcext:value-type="string">
            <text:p>person['proportion']</text:p>
          </table:table-cell>
          <table:table-cell table:style-name="ce10"/>
          <table:table-cell/>
          <table:table-cell table:style-name="ce11"/>
          <table:table-cell table:number-columns-repeated="1014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éance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number-columns-repeated="1017" table:default-cell-style-name="Default"/>
        <table:table-row table:style-name="ro4">
          <table:table-cell>
            <office:annotation draw:style-name="gr2" draw:text-style-name="P4" svg:width="28.99mm" svg:height="25.71mm" svg:x="66.15mm" svg:y="0.1mm" draw:caption-point-x="0mm" draw:caption-point-y="0mm">
              <dc:date>2019-04-11T00:00:00</dc:date>
              <text:p text:style-name="P3"><text:span text:style-name="T2">do table for </text:span><text:span text:style-name="T2">meeting in </text:span><text:span text:style-name="T2">view.get_meeting</text:span><text:span text:style-name="T2">_assembly_stats</text:span><text:span text:style-name="T2">_by_meeting(brai</text:span><text:span text:style-name="T2">ns)</text:span></text:p>
            </office:annotation>
          </table:table-cell>
          <table:table-cell table:number-columns-repeated="1023"/>
        </table:table-row>
        <table:table-row table:style-name="ro2">
          <table:table-cell table:style-name="ce16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16" table:formula="of:=&quot;meeting['title']&quot;" office:value-type="string" office:string-value="meeting['title']" calcext:value-type="string">
            <text:p>meeting['title']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Présent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string" calcext:value-type="string">
            <text:p>Excusé</text:p>
          </table:table-cell>
          <table:table-cell table:style-name="ce3" office:value-type="string" calcext:value-type="string">
            <text:p>nb séances</text:p>
          </table:table-cell>
          <table:table-cell table:style-name="ce8" office:value-type="string" calcext:value-type="string">
            <text:p>% présences</text:p>
          </table:table-cell>
          <table:table-cell table:style-name="ce1" table:number-columns-repeated="11"/>
          <table:table-cell table:style-name="ce5" table:number-columns-repeated="1006"/>
        </table:table-row>
        <table:table-row table:style-name="ro5">
          <table:table-cell table:style-name="ce18" table:formula="of:=&quot;person['name']&quot;" office:value-type="string" office:string-value="person['name']" calcext:value-type="string">
            <office:annotation draw:style-name="gr1" draw:text-style-name="P2" svg:width="28.99mm" svg:height="25.77mm" svg:x="66.15mm" svg:y="20.54mm" draw:caption-point-x="0mm" draw:caption-point-y="0mm">
              <dc:date>2019-04-11T00:00:00</dc:date>
              <text:p text:style-name="P1"><text:span text:style-name="T1">do row for </text:span><text:span text:style-name="T1">person in </text:span><text:span text:style-name="T1">meeting['attenda</text:span><text:span text:style-name="T1">nces']</text:span></text:p>
            </office:annotation>
            <text:p>person['name']</text:p>
          </table:table-cell>
          <table:table-cell table:style-name="ce19" table:formula="of:=&quot;person['function']&quot;" office:value-type="string" office:string-value="person['function']" calcext:value-type="string">
            <text:p>person['function']</text:p>
          </table:table-cell>
          <table:table-cell table:style-name="ce19" table:formula="of:=&quot;person['present']&quot;" office:value-type="string" office:string-value="person['present']" calcext:value-type="string">
            <text:p>person['present']</text:p>
          </table:table-cell>
          <table:table-cell table:style-name="ce18" table:formula="of:=&quot;person['absent']&quot;" office:value-type="string" office:string-value="person['absent']" calcext:value-type="string">
            <text:p>person['absent']</text:p>
          </table:table-cell>
          <table:table-cell table:style-name="ce18" table:formula="of:=&quot;person['excused']&quot;" office:value-type="string" office:string-value="person['excused']" calcext:value-type="string">
            <text:p>person['excused']</text:p>
          </table:table-cell>
          <table:table-cell table:style-name="ce18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21" table:formula="of:=&quot;person['proportion']&quot;" office:value-type="string" office:string-value="person['proportion']" calcext:value-type="string">
            <text:p>person['proportion']</text:p>
          </table:table-cell>
          <table:table-cell table:style-name="ce10"/>
          <table:table-cell table:style-name="ce5"/>
          <table:table-cell table:style-name="ce11"/>
          <table:table-cell table:style-name="ce5" table:number-columns-repeated="1014"/>
        </table:table-row>
      </table:table>
      <table:named-expressions/>
      <table:database-ranges>
        <table:database-range table:name="__Anonymous_Sheet_DB__0" table:target-range-address="Récapitulatif.A4:Récapitulatif.G5" table:display-filter-buttons="true"/>
        <table:database-range table:name="__Anonymous_Sheet_DB__1" table:target-range-address="Séance.A4:Séance.G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age" style:family="table-cell" style:parent-style-name="Result" style:data-style-name="N11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11:22:02.701619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9-04-18T12:15:55.534415091</dc:date>
    <meta:editing-duration>PT13H6M6S</meta:editing-duration>
    <meta:editing-cycles>128</meta:editing-cycles>
    <meta:generator>LibreOffice/6.0.7.3$Linux_X86_64 LibreOffice_project/00m0$Build-3</meta:generator>
    <meta:document-statistic meta:table-count="2" meta:cell-count="31" meta:object-count="0"/>
  </office:meta>
</office:document-meta>
</file>